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2" office:value-type="string" table:number-columns-spanned="3" table:number-rows-spanned="1">
            <text:p>Simulation results</text:p>
          </table:table-cell>
          <table:covered-table-cell table:number-columns-repeated="2"/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" office:value-type="string">
            <text:p>We choose p = 251 large enough but all the results are the same whatever the choice for p (except that of course the ranks have p as lower bound</text:p>
          </table:table-cell>
          <table:table-cell table:style-name="ce7" table:number-columns-repeated="8"/>
          <table:table-cell table:number-columns-repeated="8"/>
        </table:table-row>
        <table:table-row table:style-name="ro1" table:number-rows-repeated="2">
          <table:table-cell table:number-columns-repeated="18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style-name="ce4" office:value-type="string">
            <text:p>h / r</text:p>
          </table:table-cell>
          <table:table-cell table:style-name="ce4" office:value-type="string">
            <text:p>Wmax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max * (h/r) + 1</text:p>
          </table:table-cell>
          <table:table-cell/>
          <table:table-cell table:style-name="ce4" office:value-type="string">
            <text:p>p</text:p>
          </table:table-cell>
          <table:table-cell table:style-name="ce4" office:value-type="string">
            <text:p>h</text:p>
          </table:table-cell>
          <table:table-cell table:style-name="ce4" office:value-type="string">
            <text:p>r</text:p>
          </table:table-cell>
          <table:table-cell table:style-name="ce4" office:value-type="string">
            <text:p>h / r</text:p>
          </table:table-cell>
          <table:table-cell table:style-name="ce4" office:value-type="string">
            <text:p>Wmax</text:p>
          </table:table-cell>
          <table:table-cell table:style-name="ce4" office:value-type="string">
            <text:p>rank</text:p>
          </table:table-cell>
          <table:table-cell table:style-name="ce4" office:value-type="string">
            <text:p>Wmax * (h/r) + 1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7"/>
          <table:table-cell/>
          <table:table-cell table:style-name="ce5" table:number-columns-repeated="5"/>
          <table:table-cell table:style-name="ce5"/>
          <table:table-cell table:style-name="ce5"/>
          <table:table-cell table:number-columns-repeated="2"/>
        </table:table-row>
        <table:table-row table:style-name="ro1">
          <table:table-cell/>
          <table:table-cell table:style-name="ce6" office:value-type="float" office:value="251" table:number-columns-spanned="1" table:number-rows-spanned="29">
            <text:p>251</text:p>
          </table:table-cell>
          <table:table-cell table:style-name="ce6" office:value-type="float" office:value="24" table:number-columns-spanned="1" table:number-rows-spanned="29">
            <text:p>24</text:p>
          </table:table-cell>
          <table:table-cell table:style-name="ce6" office:value-type="float" office:value="2" table:number-columns-spanned="1" table:number-rows-spanned="22">
            <text:p>2</text:p>
          </table:table-cell>
          <table:table-cell table:style-name="ce6" table:formula="of:=[.C10]/[.D10]" office:value-type="float" office:value="12" table:number-columns-spanned="1" table:number-rows-spanned="22">
            <text:p>1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1+[.F10]*[.E10]" office:value-type="float" office:value="1">
            <text:p>1</text:p>
          </table:table-cell>
          <table:table-cell/>
          <table:table-cell table:style-name="ce6" office:value-type="float" office:value="251" table:number-columns-spanned="1" table:number-rows-spanned="7">
            <text:p>251</text:p>
          </table:table-cell>
          <table:table-cell table:style-name="ce6" office:value-type="float" office:value="120" table:number-columns-spanned="1" table:number-rows-spanned="7">
            <text:p>120</text:p>
          </table:table-cell>
          <table:table-cell table:style-name="ce6" office:value-type="float" office:value="4" table:number-columns-spanned="1" table:number-rows-spanned="7">
            <text:p>4</text:p>
          </table:table-cell>
          <table:table-cell table:style-name="ce6" table:formula="of:=[.K10]/[.L10]" office:value-type="float" office:value="30" table:number-columns-spanned="1" table:number-rows-spanned="7">
            <text:p>3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table:formula="of:=1+[.N10]*[.M10]" office:value-type="float" office:value="1">
            <text:p>1</text:p>
          </table:table-cell>
          <table:table-cell/>
          <table:table-cell table:formula="of:=[.O10]-[.O9]" office:value-type="float" office:value="0">
            <text:p>0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1]/[.D11]" office:value-type="float" office:value="12">
            <text:p>12</text:p>
          </table:covered-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formula="of:=1+[.F11]*[.E11]" office:value-type="float" office:value="13">
            <text:p>13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120">
            <text:p>120</text:p>
          </table:covered-table-cell>
          <table:covered-table-cell table:style-name="ce5" office:value-type="float" office:value="4">
            <text:p>4</text:p>
          </table:covered-table-cell>
          <table:covered-table-cell table:style-name="ce6" table:formula="of:=[.K11]/[.L11]" office:value-type="float" office:value="30">
            <text:p>30</text:p>
          </table:covered-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N11]*[.M11]" office:value-type="float" office:value="31">
            <text:p>31</text:p>
          </table:table-cell>
          <table:table-cell/>
          <table:table-cell table:formula="of:=[.O11]-[.O10]" office:value-type="float" office:value="4">
            <text:p>4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2]/[.D12]" office:value-type="float" office:value="12">
            <text:p>12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table:formula="of:=1+[.F12]*[.E12]" office:value-type="float" office:value="25">
            <text:p>25</text:p>
          </table:table-cell>
          <table:table-cell/>
          <table:covered-table-cell table:style-name="ce6" office:value-type="float" office:value="251">
            <text:p>251</text:p>
          </table:covered-table-cell>
          <table:covered-table-cell table:style-name="ce6" office:value-type="float" office:value="120">
            <text:p>120</text:p>
          </table:covered-table-cell>
          <table:covered-table-cell table:style-name="ce6" office:value-type="float" office:value="4">
            <text:p>4</text:p>
          </table:covered-table-cell>
          <table:covered-table-cell table:style-name="ce6" table:formula="of:=[.K12]/[.L12]" office:value-type="float" office:value="30">
            <text:p>30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table:formula="of:=1+[.N12]*[.M12]" office:value-type="float" office:value="61">
            <text:p>61</text:p>
          </table:table-cell>
          <table:table-cell/>
          <table:table-cell table:formula="of:=[.O12]-[.O11]" office:value-type="float" office:value="10">
            <text:p>10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3]/[.D13]" office:value-type="float" office:value="12">
            <text:p>12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table:formula="of:=1+[.F13]*[.E13]" office:value-type="float" office:value="37">
            <text:p>37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120">
            <text:p>120</text:p>
          </table:covered-table-cell>
          <table:covered-table-cell table:style-name="ce5" office:value-type="float" office:value="4">
            <text:p>4</text:p>
          </table:covered-table-cell>
          <table:covered-table-cell table:style-name="ce6" table:formula="of:=[.K13]/[.L13]" office:value-type="float" office:value="30">
            <text:p>30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5" table:formula="of:=1+[.N13]*[.M13]" office:value-type="float" office:value="91">
            <text:p>91</text:p>
          </table:table-cell>
          <table:table-cell/>
          <table:table-cell table:formula="of:=[.O13]-[.O12]" office:value-type="float" office:value="20">
            <text:p>20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4]/[.D14]" office:value-type="float" office:value="12">
            <text:p>12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table:formula="of:=1+[.F14]*[.E14]" office:value-type="float" office:value="49">
            <text:p>49</text:p>
          </table:table-cell>
          <table:table-cell/>
          <table:covered-table-cell table:style-name="ce6" office:value-type="float" office:value="251">
            <text:p>251</text:p>
          </table:covered-table-cell>
          <table:covered-table-cell table:style-name="ce6" office:value-type="float" office:value="120">
            <text:p>120</text:p>
          </table:covered-table-cell>
          <table:covered-table-cell table:style-name="ce6" office:value-type="float" office:value="4">
            <text:p>4</text:p>
          </table:covered-table-cell>
          <table:covered-table-cell table:style-name="ce6" table:formula="of:=[.K14]/[.L14]" office:value-type="float" office:value="30">
            <text:p>30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69">
            <text:p>69</text:p>
          </table:table-cell>
          <table:table-cell table:style-name="ce5" table:formula="of:=1+[.N14]*[.M14]" office:value-type="float" office:value="121">
            <text:p>121</text:p>
          </table:table-cell>
          <table:table-cell/>
          <table:table-cell table:formula="of:=[.O14]-[.O13]" office:value-type="float" office:value="35">
            <text:p>35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5]/[.D15]" office:value-type="float" office:value="12">
            <text:p>12</text:p>
          </table:covered-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table:formula="of:=1+[.F15]*[.E15]" office:value-type="float" office:value="61">
            <text:p>61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120">
            <text:p>120</text:p>
          </table:covered-table-cell>
          <table:covered-table-cell table:style-name="ce5" office:value-type="float" office:value="4">
            <text:p>4</text:p>
          </table:covered-table-cell>
          <table:covered-table-cell table:style-name="ce6" table:formula="of:=[.K15]/[.L15]" office:value-type="float" office:value="30">
            <text:p>30</text:p>
          </table:covered-table-cell>
          <table:table-cell table:style-name="ce5" office:value-type="float" office:value="5">
            <text:p>5</text:p>
          </table:table-cell>
          <table:table-cell table:style-name="ce5" office:value-type="float" office:value="125">
            <text:p>125</text:p>
          </table:table-cell>
          <table:table-cell table:style-name="ce5" table:formula="of:=1+[.N15]*[.M15]" office:value-type="float" office:value="151">
            <text:p>151</text:p>
          </table:table-cell>
          <table:table-cell/>
          <table:table-cell table:formula="of:=[.O15]-[.O14]" office:value-type="float" office:value="56">
            <text:p>56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6]/[.D16]" office:value-type="float" office:value="12">
            <text:p>12</text:p>
          </table:covered-table-cell>
          <table:table-cell table:style-name="ce5"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5" table:formula="of:=1+[.F16]*[.E16]" office:value-type="float" office:value="73">
            <text:p>73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120">
            <text:p>120</text:p>
          </table:covered-table-cell>
          <table:covered-table-cell table:style-name="ce5" office:value-type="float" office:value="4">
            <text:p>4</text:p>
          </table:covered-table-cell>
          <table:covered-table-cell table:style-name="ce6" table:formula="of:=[.K16]/[.L16]" office:value-type="float" office:value="30">
            <text:p>30</text:p>
          </table:covered-table-cell>
          <table:table-cell table:style-name="ce5" office:value-type="float" office:value="6">
            <text:p>6</text:p>
          </table:table-cell>
          <table:table-cell table:style-name="ce5" office:value-type="float" office:value="181">
            <text:p>181</text:p>
          </table:table-cell>
          <table:table-cell table:style-name="ce5" table:formula="of:=1+[.N16]*[.M16]" office:value-type="float" office:value="181">
            <text:p>181</text:p>
          </table:table-cell>
          <table:table-cell/>
          <table:table-cell table:formula="of:=[.O16]-[.O15]" office:value-type="float" office:value="56">
            <text:p>56</text:p>
          </table:table-cell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7]/[.D17]" office:value-type="float" office:value="12">
            <text:p>12</text:p>
          </table:covered-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table:formula="of:=1+[.F17]*[.E17]" office:value-type="float" office:value="85">
            <text:p>8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8]/[.D18]" office:value-type="float" office:value="12">
            <text:p>12</text:p>
          </table:covered-table-cell>
          <table:table-cell table:style-name="ce5" office:value-type="float" office:value="8">
            <text:p>8</text:p>
          </table:table-cell>
          <table:table-cell table:style-name="ce5" office:value-type="float" office:value="44">
            <text:p>44</text:p>
          </table:table-cell>
          <table:table-cell table:style-name="ce5" table:formula="of:=1+[.F18]*[.E18]" office:value-type="float" office:value="97">
            <text:p>97</text:p>
          </table:table-cell>
          <table:table-cell/>
          <table:table-cell table:style-name="ce6" office:value-type="float" office:value="251" table:number-columns-spanned="1" table:number-rows-spanned="18">
            <text:p>251</text:p>
          </table:table-cell>
          <table:table-cell table:style-name="ce6" office:value-type="float" office:value="60" table:number-columns-spanned="1" table:number-rows-spanned="18">
            <text:p>60</text:p>
          </table:table-cell>
          <table:table-cell table:style-name="ce6" office:value-type="float" office:value="3" table:number-columns-spanned="1" table:number-rows-spanned="8">
            <text:p>3</text:p>
          </table:table-cell>
          <table:table-cell table:style-name="ce6" table:formula="of:=[.K18]/[.L18]" office:value-type="float" office:value="20" table:number-columns-spanned="1" table:number-rows-spanned="8">
            <text:p>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1+[.N18]*[.M18]"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19]/[.D19]" office:value-type="float" office:value="12">
            <text:p>12</text:p>
          </table:covered-table-cell>
          <table:table-cell table:style-name="ce5" office:value-type="float" office:value="9">
            <text:p>9</text:p>
          </table:table-cell>
          <table:table-cell table:style-name="ce5" office:value-type="float" office:value="54">
            <text:p>54</text:p>
          </table:table-cell>
          <table:table-cell table:style-name="ce5" table:formula="of:=1+[.F19]*[.E19]" office:value-type="float" office:value="109">
            <text:p>109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19]/[.L19]" office:value-type="float" office:value="20">
            <text:p>20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table:formula="of:=1+[.N19]*[.M19]"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0]/[.D20]" office:value-type="float" office:value="12">
            <text:p>12</text:p>
          </table:covered-table-cell>
          <table:table-cell table:style-name="ce5" office:value-type="float" office:value="10">
            <text:p>10</text:p>
          </table:table-cell>
          <table:table-cell table:style-name="ce5" office:value-type="float" office:value="65">
            <text:p>65</text:p>
          </table:table-cell>
          <table:table-cell table:style-name="ce5" table:formula="of:=1+[.F20]*[.E20]" office:value-type="float" office:value="121">
            <text:p>121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20]/[.L20]" office:value-type="float" office:value="20">
            <text:p>20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5" table:formula="of:=1+[.N20]*[.M20]"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1]/[.D21]" office:value-type="float" office:value="12">
            <text:p>12</text:p>
          </table:covered-table-cell>
          <table:table-cell table:style-name="ce5" office:value-type="float" office:value="11">
            <text:p>11</text:p>
          </table:table-cell>
          <table:table-cell table:style-name="ce5" office:value-type="float" office:value="77">
            <text:p>77</text:p>
          </table:table-cell>
          <table:table-cell table:style-name="ce5" table:formula="of:=1+[.F21]*[.E21]" office:value-type="float" office:value="133">
            <text:p>133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21]/[.L21]" office:value-type="float" office:value="20">
            <text:p>20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5" table:formula="of:=1+[.N21]*[.M21]" office:value-type="float" office:value="81">
            <text:p>8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2]/[.D22]" office:value-type="float" office:value="12">
            <text:p>12</text:p>
          </table:covered-table-cell>
          <table:table-cell table:style-name="ce5" office:value-type="float" office:value="12">
            <text:p>12</text:p>
          </table:table-cell>
          <table:table-cell table:style-name="ce5" office:value-type="float" office:value="90">
            <text:p>90</text:p>
          </table:table-cell>
          <table:table-cell table:style-name="ce5" table:formula="of:=1+[.F22]*[.E22]" office:value-type="float" office:value="145">
            <text:p>145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22]/[.L22]" office:value-type="float" office:value="20">
            <text:p>20</text:p>
          </table:covered-table-cell>
          <table:table-cell table:style-name="ce5" office:value-type="float" office:value="5">
            <text:p>5</text:p>
          </table:table-cell>
          <table:table-cell table:style-name="ce5" office:value-type="float" office:value="55">
            <text:p>55</text:p>
          </table:table-cell>
          <table:table-cell table:style-name="ce5" table:formula="of:=1+[.N22]*[.M22]" office:value-type="float" office:value="101">
            <text:p>10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3]/[.D23]" office:value-type="float" office:value="12">
            <text:p>12</text:p>
          </table:covered-table-cell>
          <table:table-cell table:style-name="ce5" office:value-type="float" office:value="13">
            <text:p>13</text:p>
          </table:table-cell>
          <table:table-cell table:style-name="ce5" office:value-type="float" office:value="102">
            <text:p>102</text:p>
          </table:table-cell>
          <table:table-cell table:style-name="ce5" table:formula="of:=1+[.F23]*[.E23]" office:value-type="float" office:value="157">
            <text:p>157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23]/[.L23]" office:value-type="float" office:value="20">
            <text:p>20</text:p>
          </table:covered-table-cell>
          <table:table-cell table:style-name="ce5" office:value-type="float" office:value="6">
            <text:p>6</text:p>
          </table:table-cell>
          <table:table-cell table:style-name="ce1" office:value-type="float" office:value="83">
            <text:p>83</text:p>
          </table:table-cell>
          <table:table-cell table:style-name="ce5" table:formula="of:=1+[.N23]*[.M23]" office:value-type="float" office:value="121">
            <text:p>12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4]/[.D24]" office:value-type="float" office:value="12">
            <text:p>12</text:p>
          </table:covered-table-cell>
          <table:table-cell table:style-name="ce5" office:value-type="float" office:value="14">
            <text:p>14</text:p>
          </table:table-cell>
          <table:table-cell table:style-name="ce5" office:value-type="float" office:value="114">
            <text:p>114</text:p>
          </table:table-cell>
          <table:table-cell table:style-name="ce5" table:formula="of:=1+[.F24]*[.E24]" office:value-type="float" office:value="169">
            <text:p>169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24]/[.L24]" office:value-type="float" office:value="20">
            <text:p>20</text:p>
          </table:covered-table-cell>
          <table:table-cell table:style-name="ce5" office:value-type="float" office:value="7">
            <text:p>7</text:p>
          </table:table-cell>
          <table:table-cell table:style-name="ce5" office:value-type="float" office:value="119">
            <text:p>119</text:p>
          </table:table-cell>
          <table:table-cell table:style-name="ce5" table:formula="of:=1+[.N24]*[.M24]" office:value-type="float" office:value="141">
            <text:p>14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5]/[.D25]" office:value-type="float" office:value="12">
            <text:p>12</text:p>
          </table:covered-table-cell>
          <table:table-cell table:style-name="ce5" office:value-type="float" office:value="15">
            <text:p>15</text:p>
          </table:table-cell>
          <table:table-cell table:style-name="ce5" office:value-type="float" office:value="126">
            <text:p>126</text:p>
          </table:table-cell>
          <table:table-cell table:style-name="ce5" table:formula="of:=1+[.F25]*[.E25]" office:value-type="float" office:value="181">
            <text:p>181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K25]/[.L25]" office:value-type="float" office:value="20">
            <text:p>20</text:p>
          </table:covered-table-cell>
          <table:table-cell table:style-name="ce5" office:value-type="float" office:value="8">
            <text:p>8</text:p>
          </table:table-cell>
          <table:table-cell table:style-name="ce5" office:value-type="float" office:value="161">
            <text:p>161</text:p>
          </table:table-cell>
          <table:table-cell table:style-name="ce5" table:formula="of:=1+[.N25]*[.M25]" office:value-type="float" office:value="161">
            <text:p>16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6]/[.D26]" office:value-type="float" office:value="12">
            <text:p>12</text:p>
          </table:covered-table-cell>
          <table:table-cell table:style-name="ce5" office:value-type="float" office:value="16">
            <text:p>16</text:p>
          </table:table-cell>
          <table:table-cell table:style-name="ce5" office:value-type="float" office:value="138">
            <text:p>138</text:p>
          </table:table-cell>
          <table:table-cell table:style-name="ce5" table:formula="of:=1+[.F26]*[.E26]" office:value-type="float" office:value="193">
            <text:p>193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table-cell table:style-name="ce6" office:value-type="float" office:value="4" table:number-columns-spanned="1" table:number-rows-spanned="4">
            <text:p>4</text:p>
          </table:table-cell>
          <table:table-cell table:style-name="ce6" table:formula="of:=[.K26]/[.L26]" office:value-type="float" office:value="15" table:number-columns-spanned="1" table:number-rows-spanned="4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N26]*[.M26]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7]/[.D27]" office:value-type="float" office:value="12">
            <text:p>12</text:p>
          </table:covered-table-cell>
          <table:table-cell table:style-name="ce5" office:value-type="float" office:value="17">
            <text:p>17</text:p>
          </table:table-cell>
          <table:table-cell table:style-name="ce5" office:value-type="float" office:value="150">
            <text:p>150</text:p>
          </table:table-cell>
          <table:table-cell table:style-name="ce5" table:formula="of:=1+[.F27]*[.E27]" office:value-type="float" office:value="205">
            <text:p>205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K27]/[.L27]" office:value-type="float" office:value="15">
            <text:p>15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table:formula="of:=1+[.N27]*[.M27]"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8]/[.D28]" office:value-type="float" office:value="12">
            <text:p>12</text:p>
          </table:covered-table-cell>
          <table:table-cell table:style-name="ce5" office:value-type="float" office:value="18">
            <text:p>18</text:p>
          </table:table-cell>
          <table:table-cell table:style-name="ce5" office:value-type="float" office:value="162">
            <text:p>162</text:p>
          </table:table-cell>
          <table:table-cell table:style-name="ce5" table:formula="of:=1+[.F28]*[.E28]" office:value-type="float" office:value="217">
            <text:p>217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K28]/[.L28]" office:value-type="float" office:value="15">
            <text:p>15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34">
            <text:p>34</text:p>
          </table:table-cell>
          <table:table-cell table:style-name="ce5" table:formula="of:=1+[.N28]*[.M28]" office:value-type="float" office:value="46">
            <text:p>46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29]/[.D29]" office:value-type="float" office:value="12">
            <text:p>12</text:p>
          </table:covered-table-cell>
          <table:table-cell table:style-name="ce5" office:value-type="float" office:value="19">
            <text:p>19</text:p>
          </table:table-cell>
          <table:table-cell table:style-name="ce5" office:value-type="float" office:value="174">
            <text:p>174</text:p>
          </table:table-cell>
          <table:table-cell table:style-name="ce5" table:formula="of:=1+[.F29]*[.E29]" office:value-type="float" office:value="229">
            <text:p>229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K29]/[.L29]" office:value-type="float" office:value="15">
            <text:p>15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61">
            <text:p>61</text:p>
          </table:table-cell>
          <table:table-cell table:style-name="ce5" table:formula="of:=1+[.N29]*[.M29]" office:value-type="float" office:value="61">
            <text:p>6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30]/[.D30]" office:value-type="float" office:value="12">
            <text:p>12</text:p>
          </table:covered-table-cell>
          <table:table-cell table:style-name="ce5" office:value-type="float" office:value="20">
            <text:p>20</text:p>
          </table:table-cell>
          <table:table-cell table:style-name="ce5" office:value-type="float" office:value="186">
            <text:p>186</text:p>
          </table:table-cell>
          <table:table-cell table:style-name="ce5" table:formula="of:=1+[.F30]*[.E30]" office:value-type="float" office:value="241">
            <text:p>241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table-cell table:style-name="ce6" office:value-type="float" office:value="5" table:number-columns-spanned="1" table:number-rows-spanned="3">
            <text:p>5</text:p>
          </table:table-cell>
          <table:table-cell table:style-name="ce6" table:formula="of:=[.K30]/[.L30]" office:value-type="float" office:value="12" table:number-columns-spanned="1" table:number-rows-spanned="3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formula="of:=1+[.N30]*[.M30]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31]/[.D31]" office:value-type="float" office:value="12">
            <text:p>12</text:p>
          </table:covered-table-cell>
          <table:table-cell table:style-name="ce5" office:value-type="float" office:value="21">
            <text:p>21</text:p>
          </table:table-cell>
          <table:table-cell table:style-name="ce5" office:value-type="float" office:value="198">
            <text:p>198</text:p>
          </table:table-cell>
          <table:table-cell table:style-name="ce5" table:formula="of:=1+[.F31]*[.E31]" office:value-type="float" office:value="253">
            <text:p>253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covered-table-cell table:style-name="ce5" office:value-type="float" office:value="5">
            <text:p>5</text:p>
          </table:covered-table-cell>
          <table:covered-table-cell table:style-name="ce5" table:formula="of:=[.K31]/[.L31]" office:value-type="float" office:value="12">
            <text:p>12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table:formula="of:=1+[.N31]*[.M31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table-cell table:style-name="ce6" office:value-type="float" office:value="3" table:number-columns-spanned="1" table:number-rows-spanned="4">
            <text:p>3</text:p>
          </table:table-cell>
          <table:table-cell table:style-name="ce6" table:formula="of:=[.C32]/[.D32]" office:value-type="float" office:value="8" table:number-columns-spanned="1" table:number-rows-spanned="4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1+[.F32]*[.E32]" office:value-type="float" office:value="9">
            <text:p>9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covered-table-cell table:style-name="ce5" office:value-type="float" office:value="5">
            <text:p>5</text:p>
          </table:covered-table-cell>
          <table:covered-table-cell table:style-name="ce6" table:formula="of:=[.K32]/[.L32]" office:value-type="float" office:value="12">
            <text:p>12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37">
            <text:p>37</text:p>
          </table:table-cell>
          <table:table-cell table:style-name="ce5" table:formula="of:=1+[.N32]*[.M32]"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33]/[.D33]" office:value-type="float" office:value="8">
            <text:p>8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table:formula="of:=1+[.F33]*[.E33]" office:value-type="float" office:value="17">
            <text:p>17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table-cell table:style-name="ce6" office:value-type="float" office:value="6" table:number-columns-spanned="1" table:number-rows-spanned="2">
            <text:p>6</text:p>
          </table:table-cell>
          <table:table-cell table:style-name="ce6" table:formula="of:=[.K33]/[.L33]" office:value-type="float" office:value="10" table:number-columns-spanned="1" table:number-rows-spanned="2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table:formula="of:=1+[.N33]*[.M33]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34]/[.D34]" office:value-type="float" office:value="8">
            <text:p>8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5" table:formula="of:=1+[.F34]*[.E34]" office:value-type="float" office:value="25">
            <text:p>25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60">
            <text:p>60</text:p>
          </table:covered-table-cell>
          <table:covered-table-cell table:style-name="ce5" office:value-type="float" office:value="6">
            <text:p>6</text:p>
          </table:covered-table-cell>
          <table:covered-table-cell table:style-name="ce5" table:formula="of:=[.K34]/[.L34]" office:value-type="float" office:value="10">
            <text:p>10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5" table:formula="of:=1+[.N34]*[.M34]"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35]/[.D35]" office:value-type="float" office:value="8">
            <text:p>8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33">
            <text:p>33</text:p>
          </table:table-cell>
          <table:table-cell table:style-name="ce5" table:formula="of:=1+[.F35]*[.E35]" office:value-type="float" office:value="33">
            <text:p>33</text:p>
          </table:table-cell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60">
            <text:p>60</text:p>
          </table:covered-table-cell>
          <table:table-cell table:style-name="ce5" office:value-type="float" office:value="10">
            <text:p>10</text:p>
          </table:table-cell>
          <table:table-cell table:style-name="ce5" table:formula="of:=[.K35]/[.L35]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 table:formula="of:=1+[.N35]*[.M35]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table-cell table:style-name="ce6" office:value-type="float" office:value="4" table:number-columns-spanned="1" table:number-rows-spanned="2">
            <text:p>4</text:p>
          </table:table-cell>
          <table:table-cell table:style-name="ce6" table:formula="of:=[.C36]/[.D36]" office:value-type="float" office:value="6" table:number-columns-spanned="1" table:number-rows-spanned="2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F36]*[.E36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C37]/[.D37]" office:value-type="float" office:value="6">
            <text:p>6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table:formula="of:=1+[.F37]*[.E37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24">
            <text:p>24</text:p>
          </table:covered-table-cell>
          <table:table-cell table:style-name="ce5" office:value-type="float" office:value="6">
            <text:p>6</text:p>
          </table:table-cell>
          <table:table-cell table:style-name="ce5" table:formula="of:=[.C38]/[.D38]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formula="of:=1+[.F38]*[.E38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5" table:number-columns-repeated="7"/>
          <table:table-cell table:number-columns-repeated="10"/>
        </table:table-row>
        <table:table-row table:style-name="ro1">
          <table:table-cell/>
          <table:table-cell table:style-name="ce6" office:value-type="float" office:value="251" table:number-columns-spanned="1" table:number-rows-spanned="25">
            <text:p>251</text:p>
          </table:table-cell>
          <table:table-cell table:style-name="ce6" office:value-type="float" office:value="36" table:number-columns-spanned="1" table:number-rows-spanned="25">
            <text:p>36</text:p>
          </table:table-cell>
          <table:table-cell table:style-name="ce6" office:value-type="float" office:value="2" table:number-columns-spanned="1" table:number-rows-spanned="14">
            <text:p>2</text:p>
          </table:table-cell>
          <table:table-cell table:style-name="ce6" table:formula="of:=[.C40]/[.D40]" office:value-type="float" office:value="18" table:number-columns-spanned="1" table:number-rows-spanned="14">
            <text:p>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formula="of:=1+[.F40]*[.E40]" office:value-type="float" office:value="19">
            <text:p>1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1]/[.D41]" office:value-type="float" office:value="18">
            <text:p>18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table:formula="of:=1+[.F41]*[.E41]" office:value-type="float" office:value="37">
            <text:p>3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2]/[.D42]" office:value-type="float" office:value="18">
            <text:p>18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9">
            <text:p>9</text:p>
          </table:table-cell>
          <table:table-cell table:style-name="ce5" table:formula="of:=1+[.F42]*[.E42]" office:value-type="float" office:value="55">
            <text:p>5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3]/[.D43]" office:value-type="float" office:value="18">
            <text:p>18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table:formula="of:=1+[.F43]*[.E43]" office:value-type="float" office:value="73">
            <text:p>7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4]/[.D44]" office:value-type="float" office:value="18">
            <text:p>18</text:p>
          </table:covered-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table:style-name="ce5" table:formula="of:=1+[.F44]*[.E44]" office:value-type="float" office:value="91">
            <text:p>91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5]/[.D45]" office:value-type="float" office:value="18">
            <text:p>18</text:p>
          </table:covered-table-cell>
          <table:table-cell table:style-name="ce5"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5" table:formula="of:=1+[.F45]*[.E45]" office:value-type="float" office:value="109">
            <text:p>10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6]/[.D46]" office:value-type="float" office:value="18">
            <text:p>18</text:p>
          </table:covered-table-cell>
          <table:table-cell table:style-name="ce5" office:value-type="float" office:value="7">
            <text:p>7</text:p>
          </table:table-cell>
          <table:table-cell table:style-name="ce5" office:value-type="float" office:value="35">
            <text:p>35</text:p>
          </table:table-cell>
          <table:table-cell table:style-name="ce5" table:formula="of:=1+[.F46]*[.E46]" office:value-type="float" office:value="127">
            <text:p>12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7]/[.D47]" office:value-type="float" office:value="18">
            <text:p>18</text:p>
          </table:covered-table-cell>
          <table:table-cell table:style-name="ce5" office:value-type="float" office:value="8">
            <text:p>8</text:p>
          </table:table-cell>
          <table:table-cell table:style-name="ce5" office:value-type="float" office:value="44">
            <text:p>44</text:p>
          </table:table-cell>
          <table:table-cell table:style-name="ce5" table:formula="of:=1+[.F47]*[.E47]" office:value-type="float" office:value="145">
            <text:p>14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8]/[.D48]" office:value-type="float" office:value="18">
            <text:p>18</text:p>
          </table:covered-table-cell>
          <table:table-cell table:style-name="ce5" office:value-type="float" office:value="9">
            <text:p>9</text:p>
          </table:table-cell>
          <table:table-cell table:style-name="ce5" office:value-type="float" office:value="54">
            <text:p>54</text:p>
          </table:table-cell>
          <table:table-cell table:style-name="ce5" table:formula="of:=1+[.F48]*[.E48]" office:value-type="float" office:value="163">
            <text:p>16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49]/[.D49]" office:value-type="float" office:value="18">
            <text:p>18</text:p>
          </table:covered-table-cell>
          <table:table-cell table:style-name="ce5" office:value-type="float" office:value="10">
            <text:p>10</text:p>
          </table:table-cell>
          <table:table-cell table:style-name="ce5" office:value-type="float" office:value="65">
            <text:p>65</text:p>
          </table:table-cell>
          <table:table-cell table:style-name="ce5" table:formula="of:=1+[.F49]*[.E49]" office:value-type="float" office:value="181">
            <text:p>181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50]/[.D50]" office:value-type="float" office:value="18">
            <text:p>18</text:p>
          </table:covered-table-cell>
          <table:table-cell table:style-name="ce5" office:value-type="float" office:value="11">
            <text:p>11</text:p>
          </table:table-cell>
          <table:table-cell table:style-name="ce5" office:value-type="float" office:value="77">
            <text:p>77</text:p>
          </table:table-cell>
          <table:table-cell table:style-name="ce5" table:formula="of:=1+[.F50]*[.E50]" office:value-type="float" office:value="199">
            <text:p>19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51]/[.D51]" office:value-type="float" office:value="18">
            <text:p>18</text:p>
          </table:covered-table-cell>
          <table:table-cell table:style-name="ce5" office:value-type="float" office:value="12">
            <text:p>12</text:p>
          </table:table-cell>
          <table:table-cell table:style-name="ce5" office:value-type="float" office:value="90">
            <text:p>90</text:p>
          </table:table-cell>
          <table:table-cell table:style-name="ce5" table:formula="of:=1+[.F51]*[.E51]" office:value-type="float" office:value="217">
            <text:p>21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52]/[.D52]" office:value-type="float" office:value="18">
            <text:p>18</text:p>
          </table:covered-table-cell>
          <table:table-cell table:style-name="ce5" office:value-type="float" office:value="13">
            <text:p>13</text:p>
          </table:table-cell>
          <table:table-cell table:style-name="ce5" office:value-type="float" office:value="104">
            <text:p>104</text:p>
          </table:table-cell>
          <table:table-cell table:style-name="ce5" table:formula="of:=1+[.F52]*[.E52]" office:value-type="float" office:value="235">
            <text:p>23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2">
            <text:p>2</text:p>
          </table:covered-table-cell>
          <table:covered-table-cell table:style-name="ce5" table:formula="of:=[.C53]/[.D53]" office:value-type="float" office:value="18">
            <text:p>18</text:p>
          </table:covered-table-cell>
          <table:table-cell table:style-name="ce5" office:value-type="float" office:value="14">
            <text:p>14</text:p>
          </table:table-cell>
          <table:table-cell table:style-name="ce5" office:value-type="float" office:value="119">
            <text:p>119</text:p>
          </table:table-cell>
          <table:table-cell table:style-name="ce5" table:formula="of:=1+[.F53]*[.E53]" office:value-type="float" office:value="253">
            <text:p>25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table-cell table:style-name="ce6" office:value-type="float" office:value="3" table:number-columns-spanned="1" table:number-rows-spanned="5">
            <text:p>3</text:p>
          </table:table-cell>
          <table:table-cell table:style-name="ce6" table:formula="of:=[.C54]/[.D54]" office:value-type="float" office:value="12" table:number-columns-spanned="1" table:number-rows-spanned="5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1+[.F54]*[.E54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55]/[.D55]" office:value-type="float" office:value="12">
            <text:p>12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table:formula="of:=1+[.F55]*[.E55]" office:value-type="float" office:value="25">
            <text:p>25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56]/[.D56]" office:value-type="float" office:value="12">
            <text:p>12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19">
            <text:p>19</text:p>
          </table:table-cell>
          <table:table-cell table:style-name="ce5" table:formula="of:=1+[.F56]*[.E56]" office:value-type="float" office:value="37">
            <text:p>3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57]/[.D57]" office:value-type="float" office:value="12">
            <text:p>12</text:p>
          </table:covered-table-cell>
          <table:table-cell table:style-name="ce5" office:value-type="float" office:value="4">
            <text:p>4</text:p>
          </table:table-cell>
          <table:table-cell table:style-name="ce5" office:value-type="float" office:value="34">
            <text:p>34</text:p>
          </table:table-cell>
          <table:table-cell table:style-name="ce5" table:formula="of:=1+[.F57]*[.E57]" office:value-type="float" office:value="49">
            <text:p>4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3">
            <text:p>3</text:p>
          </table:covered-table-cell>
          <table:covered-table-cell table:style-name="ce5" table:formula="of:=[.C58]/[.D58]" office:value-type="float" office:value="12">
            <text:p>12</text:p>
          </table:covered-table-cell>
          <table:table-cell table:style-name="ce5" office:value-type="float" office:value="5">
            <text:p>5</text:p>
          </table:table-cell>
          <table:table-cell table:style-name="ce5" office:value-type="float" office:value="55">
            <text:p>55</text:p>
          </table:table-cell>
          <table:table-cell table:style-name="ce5" table:formula="of:=1+[.F58]*[.E58]" office:value-type="float" office:value="61">
            <text:p>61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table-cell table:style-name="ce6" office:value-type="float" office:value="4" table:number-columns-spanned="1" table:number-rows-spanned="3">
            <text:p>4</text:p>
          </table:table-cell>
          <table:table-cell table:style-name="ce6" table:formula="of:=[.C59]/[.D59]" office:value-type="float" office:value="9" table:number-columns-spanned="1" table:number-rows-spanned="3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1+[.F59]*[.E59]" office:value-type="float" office:value="10">
            <text:p>10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C60]/[.D60]" office:value-type="float" office:value="9">
            <text:p>9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table:formula="of:=1+[.F60]*[.E60]" office:value-type="float" office:value="19">
            <text:p>19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covered-table-cell table:style-name="ce5" office:value-type="float" office:value="4">
            <text:p>4</text:p>
          </table:covered-table-cell>
          <table:covered-table-cell table:style-name="ce5" table:formula="of:=[.C61]/[.D61]" office:value-type="float" office:value="9">
            <text:p>9</text:p>
          </table:covered-table-cell>
          <table:table-cell table:style-name="ce5" office:value-type="float" office:value="3">
            <text:p>3</text:p>
          </table:table-cell>
          <table:table-cell table:style-name="ce5" office:value-type="float" office:value="28">
            <text:p>28</text:p>
          </table:table-cell>
          <table:table-cell table:style-name="ce5" table:formula="of:=1+[.F61]*[.E61]" office:value-type="float" office:value="28">
            <text:p>28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table-cell table:style-name="ce6" office:value-type="float" office:value="6" table:number-columns-spanned="1" table:number-rows-spanned="2">
            <text:p>6</text:p>
          </table:table-cell>
          <table:table-cell table:style-name="ce6" table:formula="of:=[.C62]/[.D62]" office:value-type="float" office:value="6" table:number-columns-spanned="1" table:number-rows-spanned="2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table:formula="of:=1+[.F62]*[.E62]" office:value-type="float" office:value="7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6" office:value-type="float" office:value="36">
            <text:p>36</text:p>
          </table:covered-table-cell>
          <table:covered-table-cell table:style-name="ce5" office:value-type="float" office:value="6">
            <text:p>6</text:p>
          </table:covered-table-cell>
          <table:covered-table-cell table:style-name="ce5" table:formula="of:=[.C63]/[.D63]" office:value-type="float" office:value="6">
            <text:p>6</text:p>
          </table:covered-table-cell>
          <table:table-cell table:style-name="ce5"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table:formula="of:=1+[.F63]*[.E63]" office:value-type="float" office:value="13">
            <text:p>13</text:p>
          </table:table-cell>
          <table:table-cell table:number-columns-repeated="10"/>
        </table:table-row>
        <table:table-row table:style-name="ro1">
          <table:table-cell/>
          <table:covered-table-cell table:style-name="ce5" office:value-type="float" office:value="251">
            <text:p>251</text:p>
          </table:covered-table-cell>
          <table:covered-table-cell table:style-name="ce5" office:value-type="float" office:value="36">
            <text:p>36</text:p>
          </table:covered-table-cell>
          <table:table-cell table:style-name="ce5" office:value-type="float" office:value="9">
            <text:p>9</text:p>
          </table:table-cell>
          <table:table-cell table:style-name="ce5" table:formula="of:=[.C64]/[.D64]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table:formula="of:=1+[.F64]*[.E64]" office:value-type="float" office:value="5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5" table:number-columns-repeated="7"/>
          <table:table-cell table:number-columns-repeated="10"/>
        </table:table-row>
        <table:table-row table:style-name="ro1" table:number-rows-repeated="18">
          <table:table-cell/>
          <table:table-cell table:style-name="Default" table:number-columns-repeated="7"/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6"/>
          <table:table-cell table:number-columns-repeated="11"/>
        </table:table-row>
        <table:table-row table:style-name="ro1" table:number-rows-repeated="1048468">
          <table:table-cell table:number-columns-repeated="18"/>
        </table:table-row>
        <table:table-row table:style-name="ro4" table:number-rows-repeated="20">
          <table:table-cell table:number-columns-repeated="18"/>
        </table:table-row>
        <table:table-row table:style-name="ro4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 style:data-style-name="N2" text:time-value="0000-00-00T15:59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12T15:59:09</dc:date>
    <dc:creator>GaspardFEREY </dc:creator>
    <meta:editing-duration>PT1H18M54S</meta:editing-duration>
    <meta:editing-cycles>4</meta:editing-cycles>
    <meta:document-statistic meta:table-count="1" meta:cell-count="577" meta:object-count="0"/>
  </office:meta>
</office:document-meta>
</file>